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/>
    <style:font-face style:name="Arial1" svg:font-family="Arial" style:font-family-generic="swiss"/>
    <style:font-face style:name="arial2" svg:font-family="arial" style:font-family-generic="swiss"/>
    <style:font-face style:name="arial" svg:font-family="arial" style:font-adornments="Italic" style:font-family-generic="swiss"/>
    <style:font-face style:name="arial1" svg:font-family="arial" style:font-adornments="Regular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2pt" officeooo:paragraph-rsid="001c13e5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28pt" fo:font-weight="bold" officeooo:rsid="001c13e5" officeooo:paragraph-rsid="001c13e5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officeooo:rsid="001c13e5" officeooo:paragraph-rsid="001c13e5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arial2" fo:font-size="18pt" officeooo:rsid="001c13e5" officeooo:paragraph-rsid="001c13e5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arial2" fo:font-size="14pt" officeooo:rsid="001c13e5" officeooo:paragraph-rsid="001c13e5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arial2" fo:font-size="12pt" fo:font-weight="normal" officeooo:rsid="001d384f" officeooo:paragraph-rsid="001d384f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2" fo:font-size="12pt" fo:font-weight="normal" officeooo:rsid="001d384f" officeooo:paragraph-rsid="002a33d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2" fo:font-size="12pt" fo:font-weight="bold" officeooo:rsid="001d384f" officeooo:paragraph-rsid="001d384f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arial2" fo:font-size="24pt" fo:font-weight="bold" officeooo:rsid="001c13e5" officeooo:paragraph-rsid="001c13e5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2" officeooo:rsid="00225fb3" officeooo:paragraph-rsid="00225fb3"/>
    </style:style>
    <style:style style:name="P12" style:family="paragraph" style:parent-style-name="Standard">
      <style:text-properties style:font-name="arial2" officeooo:rsid="0029c103"/>
    </style:style>
    <style:style style:name="P13" style:family="paragraph" style:parent-style-name="Standard">
      <style:text-properties officeooo:rsid="00225fb3" officeooo:paragraph-rsid="00225fb3"/>
    </style:style>
    <style:style style:name="P14" style:family="paragraph" style:parent-style-name="Standard">
      <style:text-properties officeooo:rsid="002415e4" officeooo:paragraph-rsid="002415e4"/>
    </style:style>
    <style:style style:name="P15" style:family="paragraph" style:parent-style-name="Text_20_body">
      <style:text-properties style:font-name="arial2" officeooo:paragraph-rsid="001d384f"/>
    </style:style>
    <style:style style:name="P16" style:family="paragraph" style:parent-style-name="Text_20_body">
      <style:text-properties style:font-name="arial2" officeooo:rsid="001ea95e" officeooo:paragraph-rsid="001ea95e"/>
    </style:style>
    <style:style style:name="P17" style:family="paragraph" style:parent-style-name="Text_20_body">
      <style:text-properties style:font-name="arial2" officeooo:rsid="001ed2f3" officeooo:paragraph-rsid="001ed2f3"/>
    </style:style>
    <style:style style:name="P18" style:family="paragraph" style:parent-style-name="Text_20_body">
      <style:text-properties style:font-name="arial2" officeooo:rsid="0021bec9" officeooo:paragraph-rsid="001ed2f3"/>
    </style:style>
    <style:style style:name="P19" style:family="paragraph" style:parent-style-name="Text_20_body">
      <style:paragraph-properties fo:text-align="start" style:justify-single-word="false"/>
      <style:text-properties style:font-name="arial2" officeooo:rsid="0021bec9" officeooo:paragraph-rsid="0021bec9"/>
    </style:style>
    <style:style style:name="P20" style:family="paragraph" style:parent-style-name="Text_20_body">
      <style:text-properties style:font-name="arial2" officeooo:rsid="002910eb" officeooo:paragraph-rsid="002910eb"/>
    </style:style>
    <style:style style:name="P21" style:family="paragraph" style:parent-style-name="Text_20_body">
      <style:text-properties style:font-name="arial2" officeooo:rsid="0032272f" officeooo:paragraph-rsid="0032272f"/>
    </style:style>
    <style:style style:name="P22" style:family="paragraph" style:parent-style-name="Text_20_body">
      <style:text-properties officeooo:rsid="001ea95e" officeooo:paragraph-rsid="001ea95e"/>
    </style:style>
    <style:style style:name="P23" style:family="paragraph" style:parent-style-name="Text_20_body">
      <style:text-properties officeooo:rsid="001ed2f3" officeooo:paragraph-rsid="001ed2f3"/>
    </style:style>
    <style:style style:name="P24" style:family="paragraph" style:parent-style-name="Text_20_body">
      <style:text-properties officeooo:paragraph-rsid="001ed2f3"/>
    </style:style>
    <style:style style:name="P25" style:family="paragraph" style:parent-style-name="Text_20_body">
      <style:text-properties officeooo:rsid="0021bec9" officeooo:paragraph-rsid="0021bec9"/>
    </style:style>
    <style:style style:name="P26" style:family="paragraph" style:parent-style-name="Text_20_body">
      <style:text-properties officeooo:rsid="002d91e9" officeooo:paragraph-rsid="002d91e9"/>
    </style:style>
    <style:style style:name="P27" style:family="paragraph" style:parent-style-name="Text_20_body">
      <style:text-properties officeooo:paragraph-rsid="001d384f"/>
    </style:style>
    <style:style style:name="P28" style:family="paragraph" style:parent-style-name="Standard">
      <style:text-properties style:font-name="arial2" officeooo:rsid="00225fb3"/>
    </style:style>
    <style:style style:name="P29" style:family="paragraph" style:parent-style-name="Standard">
      <style:text-properties style:font-name="arial2" officeooo:rsid="0029c103" officeooo:paragraph-rsid="00373de2"/>
    </style:style>
    <style:style style:name="P30" style:family="paragraph" style:parent-style-name="Standard">
      <style:text-properties style:font-name="arial2" officeooo:rsid="002415e4" officeooo:paragraph-rsid="002415e4"/>
    </style:style>
    <style:style style:name="P31" style:family="paragraph" style:parent-style-name="Standard">
      <style:text-properties style:font-name="arial2" officeooo:rsid="003c8c41" officeooo:paragraph-rsid="003c8c41"/>
    </style:style>
    <style:style style:name="P32" style:family="paragraph" style:parent-style-name="Text_20_body">
      <style:text-properties style:font-name="arial2" officeooo:rsid="00373de2" officeooo:paragraph-rsid="00373de2"/>
    </style:style>
    <style:style style:name="P33" style:family="paragraph" style:parent-style-name="Text_20_body">
      <style:text-properties style:font-name="arial2" officeooo:rsid="001dcb18" officeooo:paragraph-rsid="001dcb18"/>
    </style:style>
    <style:style style:name="P34" style:family="paragraph" style:parent-style-name="Text_20_body">
      <style:paragraph-properties fo:text-align="center" style:justify-single-word="false"/>
      <style:text-properties style:font-name="arial2" officeooo:rsid="0021bec9" officeooo:paragraph-rsid="0021bec9"/>
    </style:style>
    <style:style style:name="P35" style:family="paragraph" style:parent-style-name="Text_20_body">
      <style:text-properties style:font-name="arial2" officeooo:rsid="003d75cc" officeooo:paragraph-rsid="003d75cc"/>
    </style:style>
    <style:style style:name="P36" style:family="paragraph" style:parent-style-name="Text_20_body">
      <style:text-properties style:font-name="Arial2" fo:font-weight="normal" officeooo:rsid="003ac324" officeooo:paragraph-rsid="003ac324" style:font-weight-asian="normal" style:font-weight-complex="normal"/>
    </style:style>
    <style:style style:name="P37" style:family="paragraph" style:parent-style-name="Text_20_body">
      <style:text-properties style:font-name="Arial2" officeooo:rsid="003d75cc" officeooo:paragraph-rsid="003d75cc"/>
    </style:style>
    <style:style style:name="P38" style:family="paragraph" style:parent-style-name="Heading_20_2">
      <style:text-properties fo:font-style="normal" fo:font-weight="bold" officeooo:rsid="00373de2" officeooo:paragraph-rsid="00373de2" style:font-style-asian="normal" style:font-weight-asian="bold" style:font-style-complex="normal" style:font-weight-complex="bold"/>
    </style:style>
    <style:style style:name="P39" style:family="paragraph" style:parent-style-name="Heading_20_2">
      <style:text-properties fo:font-style="normal" fo:font-weight="bold" officeooo:rsid="0021bec9" officeooo:paragraph-rsid="0021bec9" style:font-style-asian="normal" style:font-weight-asian="bold" style:font-style-complex="normal" style:font-weight-complex="bold"/>
    </style:style>
    <style:style style:name="P40" style:family="paragraph" style:parent-style-name="Heading_20_2">
      <style:text-properties fo:font-style="normal" fo:font-weight="bold" officeooo:rsid="003ac324" officeooo:paragraph-rsid="003ac324" style:font-style-asian="normal" style:font-weight-asian="bold" style:font-style-complex="normal" style:font-weight-complex="bold"/>
    </style:style>
    <style:style style:name="P41" style:family="paragraph" style:parent-style-name="Heading_20_2">
      <style:text-properties style:font-name="arial2" fo:font-style="normal" fo:font-weight="bold" officeooo:rsid="00205127" officeooo:paragraph-rsid="00205127" style:font-style-asian="normal" style:font-weight-asian="bold" style:font-style-complex="normal" style:font-weight-complex="bold"/>
    </style:style>
    <style:style style:name="P42" style:family="paragraph" style:parent-style-name="Heading_20_2">
      <style:text-properties style:font-name="arial2" fo:font-style="normal" fo:font-weight="bold" officeooo:rsid="0024d1da" officeooo:paragraph-rsid="0024d1da" style:font-style-asian="normal" style:font-weight-asian="bold" style:font-style-complex="normal" style:font-weight-complex="bold"/>
    </style:style>
    <style:style style:name="P43" style:family="paragraph" style:parent-style-name="Heading_20_2">
      <style:text-properties style:font-name="arial2" fo:font-style="normal" fo:font-weight="bold" officeooo:rsid="002910eb" officeooo:paragraph-rsid="002910eb" style:font-style-asian="normal" style:font-weight-asian="bold" style:font-style-complex="normal" style:font-weight-complex="bold"/>
    </style:style>
    <style:style style:name="P44" style:family="paragraph" style:parent-style-name="Heading_20_2">
      <style:text-properties style:font-name="arial2" fo:font-style="normal" fo:font-weight="bold" officeooo:rsid="0029c103" officeooo:paragraph-rsid="0029c103" style:font-style-asian="normal" style:font-weight-asian="bold" style:font-style-complex="normal" style:font-weight-complex="bold"/>
    </style:style>
    <style:style style:name="P45" style:family="paragraph" style:parent-style-name="Heading_20_1">
      <style:text-properties style:font-name="arial2" officeooo:paragraph-rsid="001d384f"/>
    </style:style>
    <style:style style:name="P46" style:family="paragraph" style:parent-style-name="Heading_20_1">
      <style:text-properties style:font-name="arial2" fo:font-style="normal" fo:font-weight="bold" officeooo:rsid="001d384f" officeooo:paragraph-rsid="001d384f" style:font-style-asian="normal" style:font-weight-asian="bold" style:font-style-complex="normal" style:font-weight-complex="bold"/>
    </style:style>
    <style:style style:name="P47" style:family="paragraph" style:parent-style-name="Heading_20_1">
      <style:text-properties style:font-name="arial2" fo:font-style="normal" fo:font-weight="bold" officeooo:rsid="001ea95e" officeooo:paragraph-rsid="001ea95e" style:font-style-asian="normal" style:font-weight-asian="bold" style:font-style-complex="normal" style:font-weight-complex="bold"/>
    </style:style>
    <style:style style:name="P48" style:family="paragraph" style:parent-style-name="Heading_20_1">
      <style:text-properties fo:font-style="normal" fo:font-weight="bold" style:font-style-asian="normal" style:font-weight-asian="bold" style:font-style-complex="normal" style:font-weight-complex="bold"/>
    </style:style>
    <style:style style:name="P4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1c13e5"/>
    </style:style>
    <style:style style:name="T2" style:family="text">
      <style:text-properties style:font-name="arial2"/>
    </style:style>
    <style:style style:name="T3" style:family="text">
      <style:text-properties style:font-name="arial2" fo:font-size="24pt" fo:font-weight="bold" officeooo:rsid="001c13e5" style:font-size-asian="24pt" style:font-weight-asian="bold" style:font-size-complex="24pt" style:font-weight-complex="bold"/>
    </style:style>
    <style:style style:name="T4" style:family="text">
      <style:text-properties style:font-name="arial2" officeooo:rsid="001ea95e"/>
    </style:style>
    <style:style style:name="T5" style:family="text">
      <style:text-properties style:font-name="arial2" officeooo:rsid="001ed2f3"/>
    </style:style>
    <style:style style:name="T6" style:family="text">
      <style:text-properties style:font-name="arial2" officeooo:rsid="00205127"/>
    </style:style>
    <style:style style:name="T7" style:family="text">
      <style:text-properties style:font-name="arial2" officeooo:rsid="0021bec9"/>
    </style:style>
    <style:style style:name="T8" style:family="text">
      <style:text-properties style:font-name="arial2" fo:font-style="italic" style:font-style-asian="italic" style:font-style-complex="italic"/>
    </style:style>
    <style:style style:name="T9" style:family="text">
      <style:text-properties style:font-name="arial2" officeooo:rsid="00225fb3"/>
    </style:style>
    <style:style style:name="T10" style:family="text">
      <style:text-properties style:font-name="arial2" officeooo:rsid="002415e4"/>
    </style:style>
    <style:style style:name="T11" style:family="text">
      <style:text-properties style:font-name="arial2" officeooo:rsid="002910eb"/>
    </style:style>
    <style:style style:name="T12" style:family="text">
      <style:text-properties style:font-name="arial2" officeooo:rsid="001d384f"/>
    </style:style>
    <style:style style:name="T13" style:family="text">
      <style:text-properties style:font-name="arial2" officeooo:rsid="002e91c9"/>
    </style:style>
    <style:style style:name="T14" style:family="text">
      <style:text-properties style:font-name="arial2" officeooo:rsid="00303d67"/>
    </style:style>
    <style:style style:name="T15" style:family="text">
      <style:text-properties style:font-name="arial2" officeooo:rsid="003226d8"/>
    </style:style>
    <style:style style:name="T16" style:family="text">
      <style:text-properties style:font-name="arial2" officeooo:rsid="0032272f"/>
    </style:style>
    <style:style style:name="T17" style:family="text">
      <style:text-properties style:font-name="arial2" officeooo:rsid="0033d01b"/>
    </style:style>
    <style:style style:name="T18" style:family="text">
      <style:text-properties style:font-name="arial2" officeooo:rsid="0033d6d9"/>
    </style:style>
    <style:style style:name="T19" style:family="text">
      <style:text-properties style:font-name="arial2" officeooo:rsid="00355e31"/>
    </style:style>
    <style:style style:name="T20" style:family="text">
      <style:text-properties style:font-name="arial2" officeooo:rsid="00366e47"/>
    </style:style>
    <style:style style:name="T21" style:family="text">
      <style:text-properties style:font-name="arial2" officeooo:rsid="003ac324"/>
    </style:style>
    <style:style style:name="T22" style:family="text">
      <style:text-properties officeooo:rsid="0021bec9"/>
    </style:style>
    <style:style style:name="T23" style:family="text">
      <style:text-properties officeooo:rsid="002a33da"/>
    </style:style>
    <style:style style:name="T24" style:family="text">
      <style:text-properties style:font-name="Ubuntu"/>
    </style:style>
    <style:style style:name="T25" style:family="text">
      <style:text-properties style:font-name="Arial2"/>
    </style:style>
    <style:style style:name="T26" style:family="text">
      <style:text-properties style:font-name="Arial2" officeooo:rsid="00366e47"/>
    </style:style>
    <style:style style:name="T27" style:family="text">
      <style:text-properties style:font-name="Arial2" officeooo:rsid="00373de2"/>
    </style:style>
    <style:style style:name="T28" style:family="text">
      <style:text-properties officeooo:rsid="0033d01b"/>
    </style:style>
    <style:style style:name="T29" style:family="text">
      <style:text-properties officeooo:rsid="00366e47"/>
    </style:style>
    <style:style style:name="T30" style:family="text">
      <style:text-properties officeooo:rsid="00373de2"/>
    </style:style>
    <style:style style:name="T31" style:family="text">
      <style:text-properties style:font-name="Arial1"/>
    </style:style>
    <style:style style:name="T32" style:family="text">
      <style:text-properties officeooo:rsid="0038d3a5"/>
    </style:style>
    <style:style style:name="T33" style:family="text">
      <style:text-properties officeooo:rsid="003ac324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03ac324" style:font-style-asian="normal" style:font-style-complex="normal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officeooo:rsid="003d75c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10"/>
      <text:p text:style-name="P2"><text:span text:style-name="T3">Dokumentacja wstępna</text:span><text:span text:style-name="T1"> </text:span></text:p>
      <text:p text:style-name="P4"/>
      <text:p text:style-name="P6">Podstawy Sztucznej Inteligencji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Autorzy</text:p>
      <text:p text:style-name="P7">Antoni Charchuła</text:p>
      <text:p text:style-name="P8">Michał Witkiewic<text:span text:style-name="T23">z</text:span></text:p>
      <text:p text:style-name="P8">Jakub Tokarzewski</text:p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Spis Treści</text:p>
          </text:index-title>
          <text:p text:style-name="P49"><text:a xlink:type="simple" xlink:href="#__RefHeading___Toc421_3579938550" text:style-name="Index_20_Link" text:visited-style-name="Index_20_Link">1. Wstęp<text:tab/>3</text:a></text:p>
          <text:p text:style-name="P50"><text:a xlink:type="simple" xlink:href="#__RefHeading___Toc444_1607926985" text:style-name="Index_20_Link" text:visited-style-name="Index_20_Link">1.1. Technologia<text:tab/>3</text:a></text:p>
          <text:p text:style-name="P50"><text:a xlink:type="simple" xlink:href="#__RefHeading___Toc423_3579938550" text:style-name="Index_20_Link" text:visited-style-name="Index_20_Link">1.2. Repozytorium<text:tab/>3</text:a></text:p>
          <text:p text:style-name="P49"><text:a xlink:type="simple" xlink:href="#__RefHeading___Toc425_3579938550" text:style-name="Index_20_Link" text:visited-style-name="Index_20_Link">2. Etapy projektu<text:tab/>3</text:a></text:p>
          <text:p text:style-name="P49"><text:a xlink:type="simple" xlink:href="#__RefHeading___Toc427_3579938550" text:style-name="Index_20_Link" text:visited-style-name="Index_20_Link">3. Realizacja zadania<text:tab/>4</text:a></text:p>
          <text:p text:style-name="P50"><text:a xlink:type="simple" xlink:href="#__RefHeading___Toc429_3579938550" text:style-name="Index_20_Link" text:visited-style-name="Index_20_Link">3.1. Inicjalizacja sieci<text:tab/>4</text:a></text:p>
          <text:p text:style-name="P50"><text:a xlink:type="simple" xlink:href="#__RefHeading___Toc431_3579938550" text:style-name="Index_20_Link" text:visited-style-name="Index_20_Link">3.2. Funkcja aktywacji<text:tab/>4</text:a></text:p>
          <text:p text:style-name="P50"><text:a xlink:type="simple" xlink:href="#__RefHeading___Toc433_3579938550" text:style-name="Index_20_Link" text:visited-style-name="Index_20_Link">3.3. Propagacja wsteczna<text:tab/>4</text:a></text:p>
          <text:p text:style-name="P50"><text:a xlink:type="simple" xlink:href="#__RefHeading___Toc435_3579938550" text:style-name="Index_20_Link" text:visited-style-name="Index_20_Link">3.4. Interpretacja wyjścia<text:tab/>4</text:a></text:p>
          <text:p text:style-name="P50"><text:a xlink:type="simple" xlink:href="#__RefHeading___Toc437_3579938550" text:style-name="Index_20_Link" text:visited-style-name="Index_20_Link">3.5. Normalizacja wejść<text:tab/>5</text:a></text:p>
          <text:p text:style-name="P50"><text:a xlink:type="simple" xlink:href="#__RefHeading___Toc393_1494322981" text:style-name="Index_20_Link" text:visited-style-name="Index_20_Link">3.6. Testowanie<text:tab/>5</text:a></text:p>
        </text:index-body>
      </text:table-of-content>
      <text:h text:style-name="P45" text:outline-level="1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P45" text:outline-level="1"><text:soft-page-break/></text:h>
      <text:h text:style-name="P46" text:outline-level="1"><text:bookmark-start text:name="__RefHeading___Toc421_3579938550"/>1. Wstęp<text:bookmark-end text:name="__RefHeading___Toc421_3579938550"/></text:h>
      <text:p text:style-name="P27"><text:span text:style-name="T12">Naszym poleceniem projektowym jest „</text:span><text:span text:style-name="T2">Stworzyć, wytrenować i przeprowadzić walidację sieci neuronowej, która dokona predykcji, czy dane wino jest dobrej jakości: </text:span><text:a xlink:type="simple" xlink:href="https://www.kaggle.com/uciml/red-wine-quality-cortez-et-al-2009" text:style-name="Internet_20_link" text:visited-style-name="Visited_20_Internet_20_Link"><text:span text:style-name="T2">https://www.kaggle.com/uciml/red-wine-quality-cortez-et-al-2009</text:span></text:a><text:span text:style-name="T2"> ”. </text:span></text:p>
      <text:p text:style-name="P32">Jest to przykład problemu klasyfikacji za pomocą perceptronu wielowarstwowego, czyli grupowania win na podstawie jakości ich wybranych cech. Każde wino przedstawione jest za pomocą 12 cech, z których każde jest ocenione w innej skali. Finalna jakość wina określona jest przez ocenę w skali od 0 do 10. <text:s/></text:p>
      <text:h text:style-name="P40" text:outline-level="2"><text:bookmark-start text:name="__RefHeading___Toc444_1607926985"/>1.1. Technologia<text:bookmark-end text:name="__RefHeading___Toc444_1607926985"/></text:h>
      <text:p text:style-name="P36"><text:span text:style-name="T35">A</text:span><text:span text:style-name="T34">plikacja zostanie zrealizowana w języku Python z użyciem biblioteki </text:span><text:span text:style-name="T36">numpy, </text:span><text:span text:style-name="T34">wspomagającej prowadzenie obliczeń na macierzach. </text:span></text:p>
      <text:h text:style-name="P38" text:outline-level="2"><text:bookmark-start text:name="__RefHeading___Toc423_3579938550"/>1.<text:span text:style-name="T33">2</text:span>. Repozytorium<text:bookmark-end text:name="__RefHeading___Toc423_3579938550"/></text:h>
      <text:p text:style-name="P33">Wszystkie pliki źródłowe można na bieżąco obserwować w naszym repozytorium pod adresem <text:a xlink:type="simple" xlink:href="https://github.com/tokerson/PSZT-Wine_Classification" text:style-name="Internet_20_link" text:visited-style-name="Visited_20_Internet_20_Link">https://github.com/tokerson/PSZT-Wine_Classification</text:a>.</text:p>
      <text:h text:style-name="P47" text:outline-level="1"><text:bookmark-start text:name="__RefHeading___Toc425_3579938550"/>2. Etapy projektu<text:bookmark-end text:name="__RefHeading___Toc425_3579938550"/></text:h>
      <text:p text:style-name="P16">Projekt podzieliliśmy na kilka mniejszych etapów, które będą systematycznie realizowane.</text:p>
      <text:p text:style-name="P16"><text:tab/>1. Stworzenie modelu perceptronu dwuwarstwowego.</text:p>
      <text:p text:style-name="P22"><text:span text:style-name="T2"><text:tab/>2. Implementacja </text:span><text:span text:style-name="T5">obliczania wyjścia sieci neuronowej na podstawie wejść.</text:span></text:p>
      <text:p text:style-name="P17"><text:tab/>3. Wczytywanie zestawu danych z pliku.</text:p>
      <text:p text:style-name="P17"><text:tab/>4. Implementacja obliczania wartości funkcji kosztu.</text:p>
      <text:p text:style-name="P17"><text:tab/>5. Implementacja propagacji wstecznej za pomocą <text:span text:style-name="T28">metody gradientu prostego</text:span>.</text:p>
      <text:p text:style-name="P17"><text:tab/>6. Trenowanie sieci neuronowej korzystając z <text:span text:style-name="T30">k-krotnej </text:span>walidacji krzyżowej.</text:p>
      <text:p text:style-name="P24"><text:span text:style-name="T5"><text:tab/>7. Badanie sieci neuronowej pod względem przeuczenia</text:span><text:span text:style-name="T4"> </text:span><text:span text:style-name="T7">oraz zbyt małego<text:tab/> <text:tab/> <text:s text:c="3"/>dopasowania.</text:span></text:p>
      <text:p text:style-name="P18"><text:tab/>8. Poprawienie sieci na podstawie wniosków wyciągniętych z testów z pkt. 7 -<text:span text:style-name="T30"> 8</text:span>.</text:p>
      <text:p text:style-name="P23"><text:span text:style-name="T4"><text:s/></text:span><text:span text:style-name="T19">Do dnia</text:span><text:span text:style-name="T2"> </text:span><text:span text:style-name="T18">21</text:span><text:span text:style-name="T2">.12.2018r. zrealizowane zostały punkty 1 - </text:span><text:span text:style-name="T17">5</text:span><text:span text:style-name="T2">.</text:span></text:p>
      <text:h text:style-name="P48" text:outline-level="1"><text:bookmark-start text:name="__RefHeading___Toc427_3579938550"/><text:soft-page-break/><text:span text:style-name="T6">3. </text:span><text:span text:style-name="T11">Realizacja zadania</text:span><text:bookmark-end text:name="__RefHeading___Toc427_3579938550"/></text:h>
      <text:h text:style-name="P41" text:outline-level="2"><text:bookmark-start text:name="__RefHeading___Toc429_3579938550"/>3.<text:span text:style-name="T22">1</text:span>.<text:tab/>Inicjalizacja sieci<text:bookmark-end text:name="__RefHeading___Toc429_3579938550"/></text:h>
      <text:p text:style-name="Standard"><text:span text:style-name="T6">Po analizie budowy i działania perceptronu zdecydowaliśmy się, że warstwa ukryta naszej sieci będzie </text:span><text:span text:style-name="T9">początkow</text:span><text:span text:style-name="T21">o</text:span><text:span text:style-name="T9"> miała wielkość</text:span><text:span text:style-name="T11"><draw:frame draw:style-name="fr1" draw:name="Object3" text:anchor-type="as-char" svg:y="-0.415cm" svg:width="0.965cm" svg:height="0.506cm" draw:z-index="0"><draw:object xlink:href="./Object 3" xlink:type="simple" xlink:show="embed" xlink:actuate="onLoad"/><draw:image xlink:href="./ObjectReplacements/Object 3" xlink:type="simple" xlink:show="embed" xlink:actuate="onLoad"/></draw:frame></text:span><text:span text:style-name="T11">( gdzie X to zbiór wejściowy ).</text:span><text:span text:style-name="T9"> Liczba neuronów w warstwie ukrytej może ulec zmianie w związku z testami przeprowadzanymi w pkt. 7 planu realizacji projektu.</text:span></text:p>
      <text:p text:style-name="P28"/>
      <text:p text:style-name="P13"><text:span text:style-name="T2">Początkowe wagi neuronów warstwy ukrytej to liczby </text:span><text:span text:style-name="T10">z rozkładu</text:span></text:p>
      <text:p text:style-name="P11"><draw:frame draw:style-name="fr1" draw:name="Object2" text:anchor-type="as-char" svg:y="-0.619cm" svg:width="5.383cm" svg:height="1.07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4"><text:span text:style-name="T6">g</text:span><text:span text:style-name="T2">dzie dim(X) to wymiar wejścia sieci.</text:span></text:p>
      <text:p text:style-name="P30"/>
      <text:p text:style-name="P31">Początkowe bias-y zerowe.</text:p>
      <text:p text:style-name="P31"/>
      <text:p text:style-name="P31">Początkowe wagi krawędzi prowadzących z warstwy ukrytej do neuronu wyjściowego z rozkładu <draw:frame draw:style-name="fr1" draw:name="Object7" text:anchor-type="as-char" svg:y="-0.619cm" svg:width="5.472cm" svg:height="1.076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, gdzie dim(H) to liczba neuronów w warstwie ukrytej.</text:p>
      <text:h text:style-name="P39" text:outline-level="2"><text:bookmark-start text:name="__RefHeading___Toc431_3579938550"/>3.2. <text:span text:style-name="T2">Funkcja aktywacji</text:span><text:bookmark-end text:name="__RefHeading___Toc431_3579938550"/></text:h>
      <text:p text:style-name="P25"><text:span text:style-name="T2">Funkcja aktywacji użyta w naszej sieci to </text:span><text:span text:style-name="T8">sigmoid </text:span><text:span text:style-name="T2">wyrażona wzorem:</text:span></text:p>
      <text:p text:style-name="P34"><draw:frame draw:style-name="fr1" draw:name="Object1" text:anchor-type="as-char" svg:y="-0.619cm" svg:width="2.489cm" svg:height="1.058cm" draw:z-index="3"><draw:object xlink:href="./Object 1" xlink:type="simple" xlink:show="embed" xlink:actuate="onLoad"/><draw:image xlink:href="./ObjectReplacements/Object 1" xlink:type="simple" xlink:show="embed" xlink:actuate="onLoad"/></draw:frame></text:p>
      <text:p text:style-name="P37">Ta sama funkcja aktywacji stosowana w warstwie ukrytej oraz na wyjściu sieci. Dzięki temu wynik będzie znormalizowany do przedziału 0 – 1.</text:p>
      <text:h text:style-name="P42" text:outline-level="2"><text:bookmark-start text:name="__RefHeading___Toc433_3579938550"/>3.3. Propagacja wsteczna<text:bookmark-end text:name="__RefHeading___Toc433_3579938550"/></text:h>
      <text:p text:style-name="P26"><text:span text:style-name="T11">S</text:span><text:span text:style-name="T2">ieć przelicza w jednym wywołaniu cały zbiór wejściowy i aktualizuje wagi oraz bias-y </text:span><text:span text:style-name="T20">stosując </text:span><text:span text:style-name="T2">metod</text:span><text:span text:style-name="T20">ę</text:span><text:span text:style-name="T2"> gradientu prosteg</text:span><text:span text:style-name="T13">o. Funkcja </text:span><text:span text:style-name="T14">kosztu</text:span><text:span text:style-name="T13">, </text:span><text:span text:style-name="T16">którą będziemy chcieli minimalizować i </text:span><text:span text:style-name="T13">na podstawie której wyliczane są nowe wagi </text:span><text:span text:style-name="T16">to</text:span><text:span text:style-name="T13"><draw:frame draw:style-name="fr1" draw:name="Object4" text:anchor-type="as-char" svg:y="-0.713cm" svg:width="5.136cm" svg:height="1.139cm" draw:z-index="2"><draw:object xlink:href="./Object 4" xlink:type="simple" xlink:show="embed" xlink:actuate="onLoad"/><draw:image xlink:href="./ObjectReplacements/Object 4" xlink:type="simple" xlink:show="embed" xlink:actuate="onLoad"/></draw:frame></text:span><text:span text:style-name="T13">, </text:span><text:span text:style-name="T16">a jej</text:span><text:span text:style-name="T13"> gradient </text:span><text:span text:style-name="T15">w każdym punkcie dziedziny</text:span><text:span text:style-name="T13"> <text:s/></text:span><text:span text:style-name="T16">ma postać</text:span><text:span text:style-name="T13"> <text:tab/><text:tab/><text:tab/><text:tab/><text:tab/></text:span><text:span text:style-name="T13"><draw:frame draw:style-name="fr1" draw:name="Object5" text:anchor-type="as-char" svg:y="-0.713cm" svg:width="4.994cm" svg:height="1.15cm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21">Aktualizacja wag i bias-ów <text:span text:style-name="T29">odbywa się korzystając z </text:span>zależności <draw:frame draw:style-name="fr1" draw:name="Object6" text:anchor-type="as-char" svg:y="-0.386cm" svg:width="3.528cm" svg:height="0.542cm" draw:z-index="5"><draw:object xlink:href="./Object 6" xlink:type="simple" xlink:show="embed" xlink:actuate="onLoad"/><draw:image xlink:href="./ObjectReplacements/Object 6" xlink:type="simple" xlink:show="embed" xlink:actuate="onLoad"/></draw:frame>. gdzie <text:span text:style-name="T24">β </text:span><text:span text:style-name="T25">to współczynnik tempa uczenia, który trzeba będzie dobrać eksperymentalnie </text:span><text:span text:style-name="T26">na etapie testowania sieci neuronowej. </text:span><text:span text:style-name="T25">Zbyt duży współczynnik będzie prowadził do zbyt dużych skoków, a zbyt mały do zbyt wolnego tempa nauki sieci. </text:span><text:span text:style-name="T26">Uczenie będzie następowało w kilku epokach, korzystając z walidacji krzyżowej. </text:span><text:span text:style-name="T27">I</text:span><text:span text:style-name="T26">loś</text:span><text:span text:style-name="T27">ć </text:span><text:span text:style-name="T26">epok również musi być dobran</text:span><text:span text:style-name="T27">a</text:span><text:span text:style-name="T26"> w sposób eksperymentalny. </text:span><text:span text:style-name="T27">Uczenie będzie trwało, do momentu uzyskania satysfakcjonującej wartości funkcji kosztu.</text:span><text:span text:style-name="T26"> </text:span></text:p>
      <text:h text:style-name="P43" text:outline-level="2"><text:bookmark-start text:name="__RefHeading___Toc435_3579938550"/><text:soft-page-break/>3.4. Interpretacja wy<text:span text:style-name="T37">ników</text:span><text:bookmark-end text:name="__RefHeading___Toc435_3579938550"/></text:h>
      <text:p text:style-name="P20">W warstwie wyjściowej naszego perceptronu mamy jeden neuron mogący przyjąć wartość od 0 do 1. Oceny wina są w skali 0 – 10, więc po przeskalowaniu ocen do zakresu 0 – 1, będziemy mogli stwierdzić jakiej dane wino jest jakości porównując je z wyjściem. </text:p>
      <text:h text:style-name="P44" text:outline-level="2"><text:bookmark-start text:name="__RefHeading___Toc437_3579938550"/>3.5. Normalizacja wejść<text:bookmark-end text:name="__RefHeading___Toc437_3579938550"/></text:h>
      <text:p text:style-name="P29">Dane wejściowe są podane w postaci 12 parametrów, które są ocenami danej cechy wina. Każda z tych ocen jest z innego przedziału, więc różnie będą wpływały na wynik obliczany przez sieć. Aby temu zapobiec wejścia należy przeskalować do <text:span text:style-name="T37">przedziału 0 – 1. </text:span></text:p>
      <text:p text:style-name="P12"/>
      <text:h text:style-name="P38" text:outline-level="2"><text:bookmark-start text:name="__RefHeading___Toc393_1494322981"/>3.6. Testowanie <text:bookmark-end text:name="__RefHeading___Toc393_1494322981"/></text:h>
      <text:p text:style-name="P32">Kluczowym elementem projektu jest testowanie zaimplementowanej sieci neuronowej i najważniejszych dla jej działania wartości ( liczba neuronów ukrytych, <text:span text:style-name="T31">β</text:span> – współczynnik tempa uczenia, liczba epok, k-krotność walidacji krzyżowej ). <text:span text:style-name="T32">Na tym etapie nastąpi dobranie</text:span> odpowiedni<text:span text:style-name="T32">ch </text:span>współczynników na podstawie badania dokładności klasyfikowania win przez sieć neuronową oraz badanie wyników pod względem przetrenowania. <text:span text:style-name="T32">Poszczególne etapy dobierania współczynników zostaną przedstawione na odpowiednich wykresach, obrazujących wpływ czynnika na zachowanie się sieci. </text:span></text:p>
      <text:p text:style-name="P35">Możliwe, że podczas testowania trzeba będzie zmienić metodę propagacji wstecznej, bądź <text:s/>inny z użytych algorytmów. W takim wypadku dokonamy zmiany i wnioski z osiągniętego rezultatu zapiszemy w dokumentacji końcowej.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/>
    <style:font-face style:name="Arial1" svg:font-family="Arial" style:font-family-generic="swiss"/>
    <style:font-face style:name="arial2" svg:font-family="arial" style:font-family-generic="swiss"/>
    <style:font-face style:name="arial" svg:font-family="arial" style:font-adornments="Italic" style:font-family-generic="swiss"/>
    <style:font-face style:name="arial1" svg:font-family="arial" style:font-adornments="Regular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margin-top="5.519cm" fo:margin-bottom="0.21cm" loext:contextual-spacing="false" fo:text-align="center" style:justify-single-word="false"/>
      <style:text-properties style:font-name="Arial" fo:font-family="Arial" style:font-style-name="Bold" style:font-family-generic="swiss" style:font-pitch="variable" fo:font-size="24pt" fo:font-weight="bold" style:font-size-asian="18pt" style:font-weight-asian="bold" style:font-size-complex="1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arial" fo:font-family="arial" style:font-style-name="Italic" style:font-family-generic="swiss" fo:font-size="24pt" fo:font-style="normal" fo:font-weight="normal" fo:background-color="#ffffff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shadow="none">
        <style:tab-stops/>
      </style:paragraph-properties>
      <style:text-properties style:font-name="arial" fo:font-family="arial" style:font-style-name="Italic" style:font-family-generic="swiss" fo:font-size="130%" fo:font-style="italic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arial" fo:font-family="arial" style:font-style-name="Italic" style:font-family-generic="swiss" fo:font-size="115%" fo:font-style="italic" fo:font-weight="normal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fo:font-size="14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#ffffff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rial" style:family="text">
      <style:text-properties style:font-name="arial1" fo:font-family="arial" style:font-style-name="Regular" style:font-family-generic="swiss" style:font-size-asian="10.5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16:50:01.044684452</meta:creation-date>
    <dc:date>2018-12-21T19:44:23.789572624</dc:date>
    <meta:editing-duration>PT1H6M44S</meta:editing-duration>
    <meta:editing-cycles>15</meta:editing-cycles>
    <meta:generator>LibreOffice/6.0.7.3$Linux_X86_64 LibreOffice_project/00m0$Build-3</meta:generator>
    <meta:document-statistic meta:table-count="0" meta:image-count="0" meta:object-count="7" meta:page-count="5" meta:paragraph-count="60" meta:word-count="673" meta:character-count="4888" meta:non-whitespace-character-count="4233"/>
  </office:meta>
</office:document-meta>
</file>

<file path=Object 1/content.xml><?xml version="1.0" encoding="utf-8"?>
<math xmlns="http://www.w3.org/1998/Math/MathML" display="block">
  <semantics>
    <mrow>
      <mi>S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i>x</mi>
              </mrow>
            </msup>
          </mrow>
        </mfrac>
      </mrow>
    </mrow>
    <annotation encoding="StarMath 5.0">S(x) = {1} over {1 + e^-x}
 </annotation>
  </semantics>
</math>
</file>

<file path=Object 2/content.xml><?xml version="1.0" encoding="utf-8"?>
<math xmlns="http://www.w3.org/1998/Math/MathML" display="block">
  <semantics>
    <mrow>
      <mrow>
        <mi>U</mi>
        <mo stretchy="false">∼</mo>
        <mspace width="0.5em"/>
      </mrow>
      <mrow>
        <mo fence="true" stretchy="false">(</mo>
        <mrow>
          <mrow>
            <mfrac>
              <mrow>
                <mo stretchy="false">−</mo>
                <mn>1</mn>
              </mrow>
              <msqrt>
                <mrow>
                  <mo fence="true" stretchy="false">(</mo>
                  <mrow>
                    <mrow>
                      <mi mathvariant="italic">dim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sqrt>
            </mfrac>
            <mi>,</mi>
            <mfrac>
              <mn>1</mn>
              <msqrt>
                <mrow>
                  <mo fence="true" stretchy="false">(</mo>
                  <mrow>
                    <mrow>
                      <mi mathvariant="italic">dim</mi>
                      <mrow>
                        <mo fence="true" stretchy="false">(</mo>
                        <mrow>
                          <mi>X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sqrt>
            </mfrac>
          </mrow>
        </mrow>
        <mo fence="true" stretchy="false">)</mo>
      </mrow>
    </mrow>
    <annotation encoding="StarMath 5.0">U  sim ` ({-1} over {sqrt(dim(X))}, {1} over {sqrt(dim(X))})  </annotation>
  </semantics>
</math>
</file>

<file path=Object 3/content.xml><?xml version="1.0" encoding="utf-8"?>
<math xmlns="http://www.w3.org/1998/Math/MathML" display="block">
  <semantics>
    <msqrt>
      <mrow>
        <mo fence="true" stretchy="true">|</mo>
        <mrow>
          <mi>X</mi>
        </mrow>
        <mo fence="true" stretchy="true">|</mo>
      </mrow>
    </msqrt>
    <annotation encoding="StarMath 5.0">sqrt{ abs{X} } </annotation>
  </semantics>
</math>
</file>

<file path=Object 4/content.xml><?xml version="1.0" encoding="utf-8"?>
<math xmlns="http://www.w3.org/1998/Math/MathML" display="block">
  <semantics>
    <mrow>
      <mi>J</mi>
      <mrow>
        <mrow>
          <mo fence="true" stretchy="false">(</mo>
          <mrow>
            <mi>θ</mi>
          </mrow>
          <mo fence="true" stretchy="false">)</mo>
        </mrow>
        <mo stretchy="false">=</mo>
        <mfrac>
          <mn>1</mn>
          <mrow>
            <mn>2</mn>
            <mi>N</mi>
          </mrow>
        </mfrac>
      </mrow>
      <mrow>
        <munderover>
          <mo stretchy="false">∑</mo>
          <mrow>
            <mi>t</mi>
            <mo stretchy="false">=</mo>
            <mn>1</mn>
          </mrow>
          <mi>N</mi>
        </munderover>
        <msup>
          <mrow>
            <mo fence="true" stretchy="true">‖</mo>
            <mrow>
              <mrow>
                <mrow>
                  <msub>
                    <mi>y</mi>
                    <mi>t</mi>
                  </msub>
                  <mo stretchy="false">−</mo>
                  <mover accent="true">
                    <mi>f</mi>
                    <mo stretchy="false">¯</mo>
                  </mover>
                </mrow>
                <mrow>
                  <mo fence="true" stretchy="false">(</mo>
                  <mrow>
                    <mrow>
                      <msub>
                        <mi>x</mi>
                        <mi>t</mi>
                      </msub>
                      <mi>;</mi>
                      <mi>θ</mi>
                    </mrow>
                  </mrow>
                  <mo fence="true" stretchy="false">)</mo>
                </mrow>
              </mrow>
            </mrow>
            <mo fence="true" stretchy="true">‖</mo>
          </mrow>
          <mn>2</mn>
        </msup>
      </mrow>
    </mrow>
    <annotation encoding="StarMath 5.0">J(θ) = {1} over {2N} sum from{t=1} to{N}   left ldline y_{t} - bar f (x_t;θ)right rdline ^2  </annotation>
  </semantics>
</math>
</file>

<file path=Object 5/content.xml><?xml version="1.0" encoding="utf-8"?>
<math xmlns="http://www.w3.org/1998/Math/MathML" display="block">
  <semantics>
    <mrow>
      <mo stretchy="false">∇</mo>
      <mi>J</mi>
      <mrow>
        <mrow>
          <mo fence="true" stretchy="false">(</mo>
          <mrow>
            <mi>θ</mi>
          </mrow>
          <mo fence="true" stretchy="false">)</mo>
        </mrow>
        <mo stretchy="false">=</mo>
        <mfrac>
          <mn>1</mn>
          <mi>N</mi>
        </mfrac>
      </mrow>
      <mrow>
        <munderover>
          <mo stretchy="false">∑</mo>
          <mrow>
            <mi>t</mi>
            <mo stretchy="false">=</mo>
            <mn>1</mn>
          </mrow>
          <mi>N</mi>
        </munderover>
        <mfrac>
          <mrow>
            <mi mathvariant="italic">dq</mi>
            <mrow>
              <mo fence="true" stretchy="false">(</mo>
              <mrow>
                <mrow>
                  <mover accent="true">
                    <mi>f</mi>
                    <mo stretchy="false">¯</mo>
                  </mover>
                  <mrow>
                    <mo fence="true" stretchy="false">(</mo>
                    <mrow>
                      <mrow>
                        <msub>
                          <mi>x</mi>
                          <mi>i</mi>
                        </msub>
                        <mi>;</mi>
                        <mi>θ</mi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  <msup>
            <mi mathvariant="italic">dθ</mi>
            <mi>T</mi>
          </msup>
        </mfrac>
      </mrow>
    </mrow>
    <annotation encoding="StarMath 5.0">nabla J( θ ) = {1} over {N} sum from t = 1 to N {{dq( bar f (x_i;θ))} over {dθ^T}}</annotation>
  </semantics>
</math>
</file>

<file path=Object 6/content.xml><?xml version="1.0" encoding="utf-8"?>
<math xmlns="http://www.w3.org/1998/Math/MathML" display="block">
  <semantics>
    <mrow>
      <mrow>
        <msub>
          <mi>θ</mi>
          <mrow>
            <mi>t</mi>
            <mo stretchy="false">+</mo>
            <mn>1</mn>
          </mrow>
        </msub>
        <mo stretchy="false">=</mo>
        <mrow>
          <msub>
            <mi>θ</mi>
            <mi>t</mi>
          </msub>
          <mo stretchy="false">−</mo>
          <msub>
            <mi>β</mi>
            <mi>t</mi>
          </msub>
        </mrow>
      </mrow>
      <mo stretchy="false">∇</mo>
      <mi>J</mi>
      <mrow>
        <mo fence="true" stretchy="false">(</mo>
        <mrow>
          <msub>
            <mi>θ</mi>
            <mi>t</mi>
          </msub>
        </mrow>
        <mo fence="true" stretchy="false">)</mo>
      </mrow>
    </mrow>
    <annotation encoding="StarMath 5.0">θ_{ t+1 } = θ_t - %beta_t nabla J(θ_t)</annotation>
  </semantics>
</math>
</file>

<file path=Object 7/content.xml><?xml version="1.0" encoding="utf-8"?>
<math xmlns="http://www.w3.org/1998/Math/MathML" display="block">
  <semantics>
    <mrow>
      <mrow>
        <mi>U</mi>
        <mo stretchy="false">∼</mo>
        <mspace width="0.5em"/>
      </mrow>
      <mrow>
        <mo fence="true" stretchy="false">(</mo>
        <mrow>
          <mrow>
            <mfrac>
              <mrow>
                <mo stretchy="false">−</mo>
                <mn>1</mn>
              </mrow>
              <msqrt>
                <mrow>
                  <mo fence="true" stretchy="false">(</mo>
                  <mrow>
                    <mrow>
                      <mi mathvariant="italic">dim</mi>
                      <mrow>
                        <mo fence="true" stretchy="false">(</mo>
                        <mrow>
                          <mi>H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sqrt>
            </mfrac>
            <mi>,</mi>
            <mfrac>
              <mn>1</mn>
              <msqrt>
                <mrow>
                  <mo fence="true" stretchy="false">(</mo>
                  <mrow>
                    <mrow>
                      <mi mathvariant="italic">dim</mi>
                      <mrow>
                        <mo fence="true" stretchy="false">(</mo>
                        <mrow>
                          <mi>H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sqrt>
            </mfrac>
          </mrow>
        </mrow>
        <mo fence="true" stretchy="false">)</mo>
      </mrow>
    </mrow>
    <annotation encoding="StarMath 5.0">U  sim ` ({-1} over {sqrt(dim(H))}, {1} over {sqrt(dim(H))})  </annotation>
  </semantics>
</math>
</file>